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17" office:value-type="string" calcext:value-type="string">
            <text:p>Port 0/0/2</text:p>
          </table:table-cell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0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 office:value-type="string" calcext:value-type="string">
            <text:p>Port 0/4/3</text:p>
          </table:table-cell>
          <table:table-cell office:value-type="string" calcext:value-type="string">
            <text:p>Port 0/4/4</text:p>
          </table:table-cell>
          <table:table-cell office:value-type="string" calcext:value-type="string">
            <text:p>Port 0/4/5</text:p>
          </table:table-cell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17" office:value-type="string" calcext:value-type="string">
            <text:p>Stream number 0</text:p>
          </table:table-cell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17" office:value-type="float" office:value="13150058460" calcext:value-type="float">
            <text:p>13150058460</text:p>
          </table:table-cell>
        </table:table-row>
        <table:table-row table:style-name="ro1">
          <table:table-cell office:value-type="string" calcext:value-type="string">
            <text:p><text:s text:c="2"/>TxPackets</text:p>
          </table:table-cell>
          <table:table-cell table:number-columns-repeated="17" office:value-type="float" office:value="119545986" calcext:value-type="float">
            <text:p>119545986</text:p>
          </table:table-cell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xBytes</text:p>
          </table:table-cell>
          <table:table-cell table:number-columns-repeated="9" office:value-type="float" office:value="13150058460" calcext:value-type="float">
            <text:p>13150058460</text:p>
          </table:table-cell>
          <table:table-cell office:value-type="float" office:value="13150060110" calcext:value-type="float">
            <text:p>13150060110</text:p>
          </table:table-cell>
          <table:table-cell office:value-type="float" office:value="13150061650" calcext:value-type="float">
            <text:p>13150061650</text:p>
          </table:table-cell>
          <table:table-cell office:value-type="float" office:value="13150059890" calcext:value-type="float">
            <text:p>13150059890</text:p>
          </table:table-cell>
          <table:table-cell office:value-type="float" office:value="13150057360" calcext:value-type="float">
            <text:p>13150057360</text:p>
          </table:table-cell>
          <table:table-cell office:value-type="float" office:value="13150058460" calcext:value-type="float">
            <text:p>13150058460</text:p>
          </table:table-cell>
          <table:table-cell office:value-type="float" office:value="13150077600" calcext:value-type="float">
            <text:p>13150077600</text:p>
          </table:table-cell>
          <table:table-cell office:value-type="float" office:value="13150071550" calcext:value-type="float">
            <text:p>13150071550</text:p>
          </table:table-cell>
          <table:table-cell office:value-type="float" office:value="13150059010" calcext:value-type="float">
            <text:p>13150059010</text:p>
          </table:table-cell>
        </table:table-row>
        <table:table-row table:style-name="ro1">
          <table:table-cell office:value-type="string" calcext:value-type="string">
            <text:p><text:s text:c="2"/>RxPackets</text:p>
          </table:table-cell>
          <table:table-cell table:number-columns-repeated="9" office:value-type="float" office:value="119545986" calcext:value-type="float">
            <text:p>119545986</text:p>
          </table:table-cell>
          <table:table-cell office:value-type="float" office:value="119546001" calcext:value-type="float">
            <text:p>119546001</text:p>
          </table:table-cell>
          <table:table-cell office:value-type="float" office:value="119546015" calcext:value-type="float">
            <text:p>119546015</text:p>
          </table:table-cell>
          <table:table-cell office:value-type="float" office:value="119545999" calcext:value-type="float">
            <text:p>119545999</text:p>
          </table:table-cell>
          <table:table-cell office:value-type="float" office:value="119545976" calcext:value-type="float">
            <text:p>119545976</text:p>
          </table:table-cell>
          <table:table-cell office:value-type="float" office:value="119545986" calcext:value-type="float">
            <text:p>119545986</text:p>
          </table:table-cell>
          <table:table-cell office:value-type="float" office:value="119546160" calcext:value-type="float">
            <text:p>119546160</text:p>
          </table:table-cell>
          <table:table-cell office:value-type="float" office:value="119546105" calcext:value-type="float">
            <text:p>119546105</text:p>
          </table:table-cell>
          <table:table-cell office:value-type="float" office:value="119545991" calcext:value-type="float">
            <text:p>119545991</text:p>
          </table:table-cell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2"/>TxRxDi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7098437116439" calcext:value-type="float">
            <text:p>2570984371164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145.95238977" calcext:value-type="float">
            <text:p>25145,95238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566676126" calcext:value-type="float">
            <text:p>5,0566676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table:number-columns-repeated="3" office:value-type="float" office:value="2559" calcext:value-type="float">
            <text:p>2559</text:p>
          </table:table-cell>
          <table:table-cell table:number-columns-repeated="2" office:value-type="float" office:value="2583" calcext:value-type="float">
            <text:p>2583</text:p>
          </table:table-cell>
          <table:table-cell table:number-columns-repeated="3" office:value-type="float" office:value="4555" calcext:value-type="float">
            <text:p>4555</text:p>
          </table:table-cell>
          <table:table-cell office:value-type="float" office:value="4483" calcext:value-type="float">
            <text:p>4483</text:p>
          </table:table-cell>
          <table:table-cell table:number-columns-repeated="2" office:value-type="float" office:value="7033" calcext:value-type="float">
            <text:p>7033</text:p>
          </table:table-cell>
          <table:table-cell office:value-type="float" office:value="7137" calcext:value-type="float">
            <text:p>7137</text:p>
          </table:table-cell>
          <table:table-cell office:value-type="float" office:value="7161" calcext:value-type="float">
            <text:p>7161</text:p>
          </table:table-cell>
          <table:table-cell office:value-type="float" office:value="9663" calcext:value-type="float">
            <text:p>9663</text:p>
          </table:table-cell>
          <table:table-cell office:value-type="float" office:value="9711" calcext:value-type="float">
            <text:p>9711</text:p>
          </table:table-cell>
          <table:table-cell office:value-type="float" office:value="9687" calcext:value-type="float">
            <text:p>9687</text:p>
          </table:table-cell>
          <table:table-cell office:value-type="float" office:value="9711" calcext:value-type="float">
            <text:p>9711</text:p>
          </table:table-cell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table:style-name="ce1" office:value-type="float" office:value="2879" calcext:value-type="float">
            <text:p>2879</text:p>
          </table:table-cell>
          <table:table-cell table:style-name="ce1" office:value-type="float" office:value="3094" calcext:value-type="float">
            <text:p>3094</text:p>
          </table:table-cell>
          <table:table-cell table:style-name="ce1" office:value-type="float" office:value="3109" calcext:value-type="float">
            <text:p>3109</text:p>
          </table:table-cell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3097" calcext:value-type="float">
            <text:p>3097</text:p>
          </table:table-cell>
          <table:table-cell table:style-name="ce1" office:value-type="float" office:value="5235" calcext:value-type="float">
            <text:p>5235</text:p>
          </table:table-cell>
          <table:table-cell table:style-name="ce1" office:value-type="float" office:value="5255" calcext:value-type="float">
            <text:p>5255</text:p>
          </table:table-cell>
          <table:table-cell table:style-name="ce1" office:value-type="float" office:value="5272" calcext:value-type="float">
            <text:p>5272</text:p>
          </table:table-cell>
          <table:table-cell table:style-name="ce1" office:value-type="float" office:value="5260" calcext:value-type="float">
            <text:p>5260</text:p>
          </table:table-cell>
          <table:table-cell table:style-name="ce1" office:value-type="float" office:value="7925" calcext:value-type="float">
            <text:p>7925</text:p>
          </table:table-cell>
          <table:table-cell table:style-name="ce1" office:value-type="float" office:value="7885" calcext:value-type="float">
            <text:p>7885</text:p>
          </table:table-cell>
          <table:table-cell table:style-name="ce1" office:value-type="float" office:value="7975" calcext:value-type="float">
            <text:p>7975</text:p>
          </table:table-cell>
          <table:table-cell table:style-name="ce1" office:value-type="float" office:value="7976" calcext:value-type="float">
            <text:p>7976</text:p>
          </table:table-cell>
          <table:table-cell table:style-name="ce1" office:value-type="float" office:value="10633" calcext:value-type="float">
            <text:p>10633</text:p>
          </table:table-cell>
          <table:table-cell table:style-name="ce1" office:value-type="float" office:value="10665" calcext:value-type="float">
            <text:p>10665</text:p>
          </table:table-cell>
          <table:table-cell table:style-name="ce1" office:value-type="float" office:value="10637" calcext:value-type="float">
            <text:p>10637</text:p>
          </table:table-cell>
          <table:table-cell table:style-name="ce1" office:value-type="float" office:value="10657" calcext:value-type="float">
            <text:p>10657</text:p>
          </table:table-cell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15741" calcext:value-type="float">
            <text:p>15741</text:p>
          </table:table-cell>
          <table:table-cell office:value-type="float" office:value="18771" calcext:value-type="float">
            <text:p>18771</text:p>
          </table:table-cell>
          <table:table-cell office:value-type="float" office:value="18796" calcext:value-type="float">
            <text:p>18796</text:p>
          </table:table-cell>
          <table:table-cell table:number-columns-repeated="2" office:value-type="float" office:value="18820" calcext:value-type="float">
            <text:p>18820</text:p>
          </table:table-cell>
          <table:table-cell table:number-columns-repeated="2" office:value-type="float" office:value="29933" calcext:value-type="float">
            <text:p>29933</text:p>
          </table:table-cell>
          <table:table-cell office:value-type="float" office:value="29957" calcext:value-type="float">
            <text:p>29957</text:p>
          </table:table-cell>
          <table:table-cell office:value-type="float" office:value="29861" calcext:value-type="float">
            <text:p>29861</text:p>
          </table:table-cell>
          <table:table-cell office:value-type="float" office:value="34960" calcext:value-type="float">
            <text:p>34960</text:p>
          </table:table-cell>
          <table:table-cell office:value-type="float" office:value="34984" calcext:value-type="float">
            <text:p>34984</text:p>
          </table:table-cell>
          <table:table-cell office:value-type="float" office:value="34174" calcext:value-type="float">
            <text:p>34174</text:p>
          </table:table-cell>
          <table:table-cell office:value-type="float" office:value="35064" calcext:value-type="float">
            <text:p>35064</text:p>
          </table:table-cell>
          <table:table-cell office:value-type="float" office:value="38047" calcext:value-type="float">
            <text:p>38047</text:p>
          </table:table-cell>
          <table:table-cell office:value-type="float" office:value="38143" calcext:value-type="float">
            <text:p>38143</text:p>
          </table:table-cell>
          <table:table-cell office:value-type="float" office:value="38119" calcext:value-type="float">
            <text:p>38119</text:p>
          </table:table-cell>
          <table:table-cell office:value-type="float" office:value="38071" calcext:value-type="float">
            <text:p>38071</text:p>
          </table:table-cell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13182" calcext:value-type="float">
            <text:p>13182</text:p>
          </table:table-cell>
          <table:table-cell office:value-type="float" office:value="16212" calcext:value-type="float">
            <text:p>16212</text:p>
          </table:table-cell>
          <table:table-cell table:number-columns-repeated="3" office:value-type="float" office:value="16237" calcext:value-type="float">
            <text:p>16237</text:p>
          </table:table-cell>
          <table:table-cell table:number-columns-repeated="2" office:value-type="float" office:value="25378" calcext:value-type="float">
            <text:p>25378</text:p>
          </table:table-cell>
          <table:table-cell office:value-type="float" office:value="25402" calcext:value-type="float">
            <text:p>25402</text:p>
          </table:table-cell>
          <table:table-cell office:value-type="float" office:value="25378" calcext:value-type="float">
            <text:p>25378</text:p>
          </table:table-cell>
          <table:table-cell office:value-type="float" office:value="27927" calcext:value-type="float">
            <text:p>27927</text:p>
          </table:table-cell>
          <table:table-cell office:value-type="float" office:value="27951" calcext:value-type="float">
            <text:p>27951</text:p>
          </table:table-cell>
          <table:table-cell office:value-type="float" office:value="27037" calcext:value-type="float">
            <text:p>27037</text:p>
          </table:table-cell>
          <table:table-cell office:value-type="float" office:value="27903" calcext:value-type="float">
            <text:p>27903</text:p>
          </table:table-cell>
          <table:table-cell office:value-type="float" office:value="28384" calcext:value-type="float">
            <text:p>28384</text:p>
          </table:table-cell>
          <table:table-cell table:number-columns-repeated="2" office:value-type="float" office:value="28432" calcext:value-type="float">
            <text:p>28432</text:p>
          </table:table-cell>
          <table:table-cell office:value-type="float" office:value="28360" calcext:value-type="float">
            <text:p>28360</text:p>
          </table:table-cell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1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1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1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1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63" calcext:value-type="float">
            <text:p>63</text:p>
          </table:table-cell>
          <table:table-cell table:style-name="ce1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13085" calcext:value-type="float">
            <text:p>13085</text:p>
          </table:table-cell>
          <table:table-cell table:number-columns-repeated="2" office:value-type="float" office:value="16020" calcext:value-type="float">
            <text:p>16020</text:p>
          </table:table-cell>
          <table:table-cell office:value-type="float" office:value="16044" calcext:value-type="float">
            <text:p>16044</text:p>
          </table:table-cell>
          <table:table-cell office:value-type="float" office:value="16020" calcext:value-type="float">
            <text:p>16020</text:p>
          </table:table-cell>
          <table:table-cell table:number-columns-repeated="2" office:value-type="float" office:value="25088" calcext:value-type="float">
            <text:p>25088</text:p>
          </table:table-cell>
          <table:table-cell office:value-type="float" office:value="25112" calcext:value-type="float">
            <text:p>25112</text:p>
          </table:table-cell>
          <table:table-cell office:value-type="float" office:value="24992" calcext:value-type="float">
            <text:p>24992</text:p>
          </table:table-cell>
          <table:table-cell office:value-type="float" office:value="27614" calcext:value-type="float">
            <text:p>27614</text:p>
          </table:table-cell>
          <table:table-cell office:value-type="float" office:value="27638" calcext:value-type="float">
            <text:p>27638</text:p>
          </table:table-cell>
          <table:table-cell office:value-type="float" office:value="26652" calcext:value-type="float">
            <text:p>26652</text:p>
          </table:table-cell>
          <table:table-cell office:value-type="float" office:value="27614" calcext:value-type="float">
            <text:p>27614</text:p>
          </table:table-cell>
          <table:table-cell office:value-type="float" office:value="27975" calcext:value-type="float">
            <text:p>27975</text:p>
          </table:table-cell>
          <table:table-cell office:value-type="float" office:value="28071" calcext:value-type="float">
            <text:p>28071</text:p>
          </table:table-cell>
          <table:table-cell office:value-type="float" office:value="28047" calcext:value-type="float">
            <text:p>28047</text:p>
          </table:table-cell>
          <table:table-cell office:value-type="float" office:value="27951" calcext:value-type="float">
            <text:p>27951</text:p>
          </table:table-cell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13085" calcext:value-type="float">
            <text:p>13085</text:p>
          </table:table-cell>
          <table:table-cell table:number-columns-repeated="2" office:value-type="float" office:value="16020" calcext:value-type="float">
            <text:p>16020</text:p>
          </table:table-cell>
          <table:table-cell office:value-type="float" office:value="16044" calcext:value-type="float">
            <text:p>16044</text:p>
          </table:table-cell>
          <table:table-cell office:value-type="float" office:value="16020" calcext:value-type="float">
            <text:p>16020</text:p>
          </table:table-cell>
          <table:table-cell table:number-columns-repeated="2" office:value-type="float" office:value="25088" calcext:value-type="float">
            <text:p>25088</text:p>
          </table:table-cell>
          <table:table-cell office:value-type="float" office:value="25112" calcext:value-type="float">
            <text:p>25112</text:p>
          </table:table-cell>
          <table:table-cell office:value-type="float" office:value="24992" calcext:value-type="float">
            <text:p>24992</text:p>
          </table:table-cell>
          <table:table-cell office:value-type="float" office:value="27614" calcext:value-type="float">
            <text:p>27614</text:p>
          </table:table-cell>
          <table:table-cell office:value-type="float" office:value="27638" calcext:value-type="float">
            <text:p>27638</text:p>
          </table:table-cell>
          <table:table-cell office:value-type="float" office:value="26652" calcext:value-type="float">
            <text:p>26652</text:p>
          </table:table-cell>
          <table:table-cell office:value-type="float" office:value="27614" calcext:value-type="float">
            <text:p>27614</text:p>
          </table:table-cell>
          <table:table-cell office:value-type="float" office:value="27975" calcext:value-type="float">
            <text:p>27975</text:p>
          </table:table-cell>
          <table:table-cell office:value-type="float" office:value="28071" calcext:value-type="float">
            <text:p>28071</text:p>
          </table:table-cell>
          <table:table-cell office:value-type="float" office:value="28047" calcext:value-type="float">
            <text:p>28047</text:p>
          </table:table-cell>
          <table:table-cell office:value-type="float" office:value="27951" calcext:value-type="float">
            <text:p>27951</text:p>
          </table:table-cell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<text:s text:c="2"/>LostPackets</text:p>
          </table:table-cell>
          <table:table-cell office:value-type="string" calcext:value-type="string">
            <text:p><text:s text:c="2"/>MisorderPackets</text:p>
          </table:table-cell>
          <table:table-cell office:value-type="string" calcext:value-type="string">
            <text:p><text:s text:c="2"/>TxPackets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9545986" calcext:value-type="float">
            <text:p>119545986</text:p>
          </table:table-cell>
          <table:table-cell table:formula="of:=[.C52]/[.E52]" office:value-type="float" office:value="0" calcext:value-type="float">
            <text:p>0</text:p>
          </table:table-cell>
          <table:table-cell table:formula="of:=[.D52]/[.E5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9545986" calcext:value-type="float">
            <text:p>119545986</text:p>
          </table:table-cell>
          <table:table-cell table:formula="of:=[.C53]/[.E53]" office:value-type="float" office:value="0" calcext:value-type="float">
            <text:p>0</text:p>
          </table:table-cell>
          <table:table-cell table:formula="of:=[.D53]/[.E5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9545986" calcext:value-type="float">
            <text:p>119545986</text:p>
          </table:table-cell>
          <table:table-cell table:formula="of:=[.C54]/[.E54]" office:value-type="float" office:value="0" calcext:value-type="float">
            <text:p>0</text:p>
          </table:table-cell>
          <table:table-cell table:formula="of:=[.D54]/[.E5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9545986" calcext:value-type="float">
            <text:p>119545986</text:p>
          </table:table-cell>
          <table:table-cell table:formula="of:=[.C55]/[.E55]" office:value-type="float" office:value="0" calcext:value-type="float">
            <text:p>0</text:p>
          </table:table-cell>
          <table:table-cell table:formula="of:=[.D55]/[.E5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9545986" calcext:value-type="float">
            <text:p>119545986</text:p>
          </table:table-cell>
          <table:table-cell table:formula="of:=[.C56]/[.E56]" office:value-type="float" office:value="0" calcext:value-type="float">
            <text:p>0</text:p>
          </table:table-cell>
          <table:table-cell table:formula="of:=[.D56]/[.E5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9545986" calcext:value-type="float">
            <text:p>119545986</text:p>
          </table:table-cell>
          <table:table-cell table:formula="of:=[.C57]/[.E57]" office:value-type="float" office:value="0" calcext:value-type="float">
            <text:p>0</text:p>
          </table:table-cell>
          <table:table-cell table:formula="of:=[.D57]/[.E5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9545986" calcext:value-type="float">
            <text:p>119545986</text:p>
          </table:table-cell>
          <table:table-cell table:formula="of:=[.C58]/[.E58]" office:value-type="float" office:value="0" calcext:value-type="float">
            <text:p>0</text:p>
          </table:table-cell>
          <table:table-cell table:formula="of:=[.D58]/[.E5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9545986" calcext:value-type="float">
            <text:p>119545986</text:p>
          </table:table-cell>
          <table:table-cell table:formula="of:=[.C59]/[.E59]" office:value-type="float" office:value="0" calcext:value-type="float">
            <text:p>0</text:p>
          </table:table-cell>
          <table:table-cell table:formula="of:=[.D59]/[.E5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9545986" calcext:value-type="float">
            <text:p>119545986</text:p>
          </table:table-cell>
          <table:table-cell table:formula="of:=[.C60]/[.E60]" office:value-type="float" office:value="0" calcext:value-type="float">
            <text:p>0</text:p>
          </table:table-cell>
          <table:table-cell table:formula="of:=[.D60]/[.E6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545986" calcext:value-type="float">
            <text:p>119545986</text:p>
          </table:table-cell>
          <table:table-cell table:formula="of:=[.C61]/[.E61]" office:value-type="float" office:value="0" calcext:value-type="float">
            <text:p>0</text:p>
          </table:table-cell>
          <table:table-cell table:formula="of:=[.D61]/[.E61]" office:value-type="float" office:value="0.00000000836498182381465" calcext:value-type="float">
            <text:p>8,36498182381465E-0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9545986" calcext:value-type="float">
            <text:p>119545986</text:p>
          </table:table-cell>
          <table:table-cell table:formula="of:=[.C62]/[.E62]" office:value-type="float" office:value="0" calcext:value-type="float">
            <text:p>0</text:p>
          </table:table-cell>
          <table:table-cell table:formula="of:=[.D62]/[.E62]" office:value-type="float" office:value="0.0000000167299636476293" calcext:value-type="float">
            <text:p>1,67299636476293E-0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545986" calcext:value-type="float">
            <text:p>119545986</text:p>
          </table:table-cell>
          <table:table-cell table:formula="of:=[.C63]/[.E63]" office:value-type="float" office:value="0" calcext:value-type="float">
            <text:p>0</text:p>
          </table:table-cell>
          <table:table-cell table:formula="of:=[.D63]/[.E63]" office:value-type="float" office:value="0.00000000836498182381465" calcext:value-type="float">
            <text:p>8,36498182381465E-0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9545986" calcext:value-type="float">
            <text:p>119545986</text:p>
          </table:table-cell>
          <table:table-cell table:formula="of:=[.C64]/[.E64]" office:value-type="float" office:value="0.0000000836498182381465" calcext:value-type="float">
            <text:p>8,36498182381465E-08</text:p>
          </table:table-cell>
          <table:table-cell table:formula="of:=[.D64]/[.E6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9545986" calcext:value-type="float">
            <text:p>119545986</text:p>
          </table:table-cell>
          <table:table-cell table:formula="of:=[.C65]/[.E65]" office:value-type="float" office:value="0" calcext:value-type="float">
            <text:p>0</text:p>
          </table:table-cell>
          <table:table-cell table:formula="of:=[.D65]/[.E6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9545986" calcext:value-type="float">
            <text:p>119545986</text:p>
          </table:table-cell>
          <table:table-cell table:formula="of:=[.C66]/[.E66]" office:value-type="float" office:value="0" calcext:value-type="float">
            <text:p>0</text:p>
          </table:table-cell>
          <table:table-cell table:formula="of:=[.D66]/[.E66]" office:value-type="float" office:value="0.000000100379781885776" calcext:value-type="float">
            <text:p>1,00379781885776E-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9545986" calcext:value-type="float">
            <text:p>119545986</text:p>
          </table:table-cell>
          <table:table-cell table:formula="of:=[.C67]/[.E67]" office:value-type="float" office:value="0" calcext:value-type="float">
            <text:p>0</text:p>
          </table:table-cell>
          <table:table-cell table:formula="of:=[.D67]/[.E67]" office:value-type="float" office:value="0.0000000836498182381465" calcext:value-type="float">
            <text:p>8,36498182381465E-0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545986" calcext:value-type="float">
            <text:p>119545986</text:p>
          </table:table-cell>
          <table:table-cell table:formula="of:=[.C68]/[.E68]" office:value-type="float" office:value="0" calcext:value-type="float">
            <text:p>0</text:p>
          </table:table-cell>
          <table:table-cell table:formula="of:=[.D68]/[.E68]" office:value-type="float" office:value="0.00000000836498182381465" calcext:value-type="float">
            <text:p>8,36498182381465E-0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.00.0000</text:date>, <text:time style:data-style-name="N2" text:time-value="17:21:49.3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5:36:13.496000000</meta:creation-date>
    <dc:date>2016-08-16T17:32:37.784000000</dc:date>
    <meta:editing-duration>PT27M9S</meta:editing-duration>
    <meta:editing-cycles>4</meta:editing-cycles>
    <meta:generator>LibreOffice/5.0.2.2$Windows_x86 LibreOffice_project/37b43f919e4de5eeaca9b9755ed688758a8251fe</meta:generator>
    <meta:document-statistic meta:table-count="1" meta:cell-count="779" meta:object-count="0"/>
  </office:meta>
</office:document-meta>
</file>